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4" table:number-columns-repeated="2" table:default-cell-style-name="ce6"/>
        <table:table-row table:style-name="ro2">
          <table:table-cell/>
          <table:table-cell office:value-type="string">
            <text:p>Self-printed parts – humanoid v 1.0.2</text:p>
          </table:table-cell>
          <table:table-cell/>
          <table:table-cell table:style-name="Default" office:value-type="string">
            <text:p>Boulder Public Library – Makerspace</text:p>
          </table:table-cell>
          <table:table-cell table:style-name="Default" table:number-columns-repeated="2"/>
          <table:table-cell table:style-name="Default" office:value-type="string">
            <text:p>ABS</text:p>
          </table:table-cell>
        </table:table-row>
        <table:table-row table:style-name="ro2">
          <table:table-cell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1" office:value-type="string">
            <text:p>Group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Queued</text:p>
          </table:table-cell>
          <table:table-cell table:style-name="ce1" office:value-type="string">
            <text:p>Complete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3">
          <table:table-cell table:style-name="ce2" office:value-type="string">
            <text:p>Arms</text:p>
          </table:table-cell>
          <table:table-cell office:value-type="string">
            <text:p>ArmConnector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4]*[.F4]" office:value-type="float" office:value="0">
            <text:p>.00</text:p>
          </table:table-cell>
        </table:table-row>
        <table:table-row table:style-name="ro3">
          <table:table-cell table:style-name="ce2"/>
          <table:table-cell office:value-type="string">
            <text:p>ForearmLef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5]*[.F5]" office:value-type="float" office:value="0">
            <text:p>.00</text:p>
          </table:table-cell>
        </table:table-row>
        <table:table-row table:style-name="ro3">
          <table:table-cell table:style-name="ce2"/>
          <table:table-cell office:value-type="string">
            <text:p>ForearmRigh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6]*[.F6]" office:value-type="float" office:value="0">
            <text:p>.00</text:p>
          </table:table-cell>
        </table:table-row>
        <table:table-row table:style-name="ro3">
          <table:table-cell/>
          <table:table-cell office:value-type="string">
            <text:p>HandLef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7]*[.F7]" office:value-type="float" office:value="0">
            <text:p>.00</text:p>
          </table:table-cell>
        </table:table-row>
        <table:table-row table:style-name="ro3">
          <table:table-cell table:style-name="ce2"/>
          <table:table-cell office:value-type="string">
            <text:p>HandRigh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8]*[.F8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3" office:value-type="string">
            <text:p>ShoulderLef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9]*[.F9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3" office:value-type="string">
            <text:p>ShoulderRigh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10]*[.F10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UpperArm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1]*[.F11]" office:value-type="float" office:value="0">
            <text:p>.00</text:p>
          </table:table-cell>
        </table:table-row>
        <table:table-row table:style-name="ro2">
          <table:table-cell table:style-name="ce2" office:value-type="string">
            <text:p>Head</text:p>
          </table:table-cell>
          <table:table-cell table:style-name="ce3" office:value-type="string">
            <text:p>CameraSuppor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2]*[.F12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3" office:value-type="string">
            <text:p>HeadBac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3]*[.F13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3" office:value-type="string">
            <text:p>Fa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4]*[.F14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3" office:value-type="string">
            <text:p>Nec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5]*[.F15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ScreenSuppor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6]*[.F16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4" office:value-type="string">
            <text:p>Scree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7]*[.F17]" office:value-type="float" office:value="0">
            <text:p>.00</text:p>
          </table:table-cell>
        </table:table-row>
        <table:table-row table:style-name="ro2">
          <table:table-cell table:style-name="ce2"/>
          <table:table-cell table:style-name="ce4" office:value-type="string">
            <text:p>SpeakerLef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8]*[.F18]" office:value-type="float" office:value="0">
            <text:p>.00</text:p>
          </table:table-cell>
        </table:table-row>
        <table:table-row table:style-name="ro2">
          <table:table-cell/>
          <table:table-cell table:style-name="ce4" office:value-type="string">
            <text:p>SpeakerRigh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9]*[.F19]" office:value-type="float" office:value="0">
            <text:p>.00</text:p>
          </table:table-cell>
        </table:table-row>
        <table:table-row table:style-name="ro2">
          <table:table-cell table:style-name="ce2" office:value-type="string">
            <text:p>Legs</text:p>
          </table:table-cell>
          <table:table-cell table:style-name="ce4" office:value-type="string">
            <text:p>Hip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0]*[.F20]" office:value-type="float" office:value="0">
            <text:p>.00</text:p>
          </table:table-cell>
        </table:table-row>
        <table:table-row table:style-name="ro2">
          <table:table-cell/>
          <table:table-cell table:style-name="ce4" office:value-type="string">
            <text:p>Hip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1]*[.F21]" office:value-type="float" office:value="0">
            <text:p>.00</text:p>
          </table:table-cell>
        </table:table-row>
        <table:table-row table:style-name="ro2">
          <table:table-cell/>
          <table:table-cell table:style-name="ce4" office:value-type="string">
            <text:p>HipZToHipYConnector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2]*[.F22]" office:value-type="float" office:value="0">
            <text:p>.00</text:p>
          </table:table-cell>
        </table:table-row>
        <table:table-row table:style-name="ro2">
          <table:table-cell/>
          <table:table-cell table:style-name="ce4" office:value-type="string">
            <text:p>Pelvi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3]*[.F23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Shin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4]*[.F24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FootLeft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office:value-type="float" office:value="0">
            <text:p>.00</text:p>
          </table:table-cell>
          <table:table-cell table:formula="of:=[.C25]*[.F25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FootRight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office:value-type="float" office:value="0">
            <text:p>.00</text:p>
          </table:table-cell>
          <table:table-cell table:formula="of:=[.C26]*[.F26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Thigh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7]*[.F27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Thigh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8]*[.F28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Trunk</text:p>
          </table:table-cell>
          <table:table-cell office:value-type="string">
            <text:p>Abdome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29]*[.F29]" office:value-type="float" office:value="0">
            <text:p>.00</text:p>
          </table:table-cell>
        </table:table-row>
        <table:table-row table:style-name="ro3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0]*[.F30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i101ToMX28Lin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1]*[.F31]" office:value-type="float" office:value="0">
            <text:p>.00</text:p>
          </table:table-cell>
        </table:table-row>
        <table:table-row table:style-name="ro2">
          <table:table-cell/>
          <table:table-cell table:style-name="ce3" office:value-type="string">
            <text:p>i101ToMX64Lin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2]*[.F32]" office:value-type="float" office:value="0">
            <text:p>.00</text:p>
          </table:table-cell>
        </table:table-row>
        <table:table-row table:style-name="ro3">
          <table:table-cell/>
          <table:table-cell office:value-type="string">
            <text:p>MX28DoubleRotationLink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3]*[.F33]" office:value-type="float" office:value="0">
            <text:p>.00</text:p>
          </table:table-cell>
        </table:table-row>
        <table:table-row table:style-name="ro3">
          <table:table-cell/>
          <table:table-cell office:value-type="string">
            <text:p>MX64DoubleRotationLink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4]*[.F34]" office:value-type="float" office:value="0">
            <text:p>.00</text:p>
          </table:table-cell>
        </table:table-row>
        <table:table-row table:style-name="ro3">
          <table:table-cell/>
          <table:table-cell office:value-type="string">
            <text:p>Spin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2">
            <text:p>2.00</text:p>
          </table:table-cell>
          <table:table-cell table:formula="of:=[.C35]*[.F35]" office:value-type="float" office:value="2">
            <text:p>2.0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</table:table-row>
        <table:table-row table:style-name="ro3" table:number-rows-repeated="2"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Default" table:number-columns-repeated="2"/>
          <table:table-cell table:style-name="ce1" office:value-type="string">
            <text:p>Total</text:p>
          </table:table-cell>
          <table:table-cell table:style-name="Default" table:formula="of:=SUM([.G4:.G35])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10/01/2018</text:date>, <text:time>07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0-01T07:04:07</dc:date>
    <dc:creator>Chuck Coughlin</dc:creator>
    <meta:editing-duration>PT9H2M44S</meta:editing-duration>
    <meta:editing-cycles>9</meta:editing-cycles>
    <meta:generator>OpenOffice/4.1.3$Unix OpenOffice.org_project/413m1$Build-9783</meta:generator>
    <meta:document-statistic meta:table-count="3" meta:cell-count="156" meta:object-count="0"/>
  </office:meta>
</office:document-meta>
</file>